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38761d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/>
    </style:style>
    <style:style style:name="P2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38761d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/>
    </style:style>
    <style:style style:name="P3" style:family="paragraph" style:parent-style-name="Text_20_body" style:list-style-name="L2">
      <loext:graphic-properties draw:fill="none" draw:fill-color="#ffffff"/>
      <style:paragraph-properties fo:margin-left="0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38761d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9a9d46c7-7fff-624b-dad2-3a6ab5fe05ca"/>Daily student duties: </text:p>
      <text:list text:style-name="L1">
        <text:list-item>
          <text:p text:style-name="P2">Daily total homework/study time: Minimum 3 hours - Maximum 5 hours</text:p>
          <text:list>
            <text:list-item>
              <text:p text:style-name="P2">Today’s First subject HW - minimum 1 hour, maximum 2 hours (see today’s class notes also)</text:p>
            </text:list-item>
            <text:list-item>
              <text:p text:style-name="P2">Today’s Second subject HW - minimum 1 hour, maximum 2 hours (see today’s class notes also)</text:p>
            </text:list-item>
            <text:list-item>
              <text:p text:style-name="P2">Tomorrow’s subjects class notes - revise all notes, textbook summaries, homeworks, programming code etc., and explain everything to your parents in our own words (in different language from the classroom) </text:p>
              <text:list>
                <text:list-item>
                  <text:p text:style-name="P2">First subject - half an hour</text:p>
                </text:list-item>
                <text:list-item>
                  <text:p text:style-name="P2">Second subject - half an hour</text:p>
                </text:list-item>
              </text:list>
            </text:list-item>
          </text:list>
        </text:list-item>
        <text:list-item>
          <text:p text:style-name="P2">In addition, everyday practice singing/playing music for atleast half an hour. </text:p>
        </text:list-item>
        <text:list-item>
          <text:p text:style-name="P2">Once the minimum 3 and half hours is finished, use the rest of the time for other homeworks, class notes etc. </text:p>
        </text:list-item>
        <text:list-item>
          <text:p text:style-name="P2">When classes are cancelled - add 2 more hours to study - for minimum 5 and half hours, maximum 7 and half hours - use this time to revise all previous class notes and finish homeworks</text:p>
        </text:list-item>
        <text:list-item>
          <text:p text:style-name="P2">Update your diary daily with the amount of time spent doing different tasks</text:p>
        </text:list-item>
      </text:list>
      <text:p text:style-name="Text_20_body"/>
      <text:p text:style-name="P1">Daily parents duties: </text:p>
      <text:list text:style-name="L2">
        <text:list-item>
          <text:p text:style-name="P3">Check the student is following the schedule above for a minimum of 3 and half hours to a maximum of 5 and half hours. (+ 2 hours if there is no school on weekdays). </text:p>
        </text:list-item>
        <text:list-item>
          <text:p text:style-name="P3">Do not help him a lot with homework, only help if he has any questions from the class materials. Use similar explanations as in class. </text:p>
          <text:list>
            <text:list-item>
              <text:p text:style-name="P3">If you think of a better way of explaining, inform the teacher so it can be done in class and there is a record for the student to revise later on.</text:p>
            </text:list-item>
          </text:list>
        </text:list-item>
        <text:list-item>
          <text:p text:style-name="P3">When revising class material, let the student explain everything to see if he understands the course materials. </text:p>
        </text:list-item>
        <text:list-item>
          <text:p text:style-name="P3">Make sure homeworks excel and homeworks diary are updated everyday 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27T10:42:06.477000000</dc:date>
    <meta:editing-duration>PT13S</meta:editing-duration>
    <meta:editing-cycles>1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17" meta:word-count="304" meta:character-count="1654" meta:non-whitespace-character-count="1373"/>
  </office:meta>
</office:document-meta>
</file>